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82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a Consultazione T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Titolo</text:p>
          </table:table-cell>
          <table:table-cell table:style-name="ce1" office:value-type="string" calcext:value-type="string">
            <text:p>Anno Edizione</text:p>
          </table:table-cell>
          <table:table-cell table:style-name="ce1" office:value-type="string" calcext:value-type="string">
            <text:p>Loc</text:p>
          </table:table-cell>
          <table:table-cell table:style-name="ce6" office:value-type="string" calcext:value-type="string">
            <text:p>N Volu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e Internazionale del Touring Club Italiano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 I 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ond’s World Atla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 I 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ionario Universale di Geografia, Storia e Biografia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 I 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onnaire de Geographie / L’Imprimerie Hors L’Europ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 I 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T I 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nte Aerofotografico delle Sedi Umane in Itali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 I 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 Stati del Mondo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 I 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Montagn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 I 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nologia delle Scoperte e delle Esplorazioni Geografich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 I 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uario Generale dei Comuni e delle Frazioni d’Itali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 I 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onnaire des Communes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T I 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ale delle Valangh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T I 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ndario Atlante De Agostin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 I 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ionario di Scienze della Terr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 I 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nte Turistico d’Europ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 I 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nte Enciclopedico Touring Itali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T I 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Nuova Enciclopedia Geografica Garzanti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 I 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Nomi Geografici d’Itali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 I 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ionario di Toponomastic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 I 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iclopedia Geografica Mondia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T I 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 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iclopedia Geografic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 I 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 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ionario Universale della Montag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 I 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 II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ndamenti di Geografia Centrale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 II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afia General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T II 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tti e Problemi della Geografi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 II 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Il Milio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 III 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Terra. Paesi, Popoli, Civiltà</text:p>
          </table:table-cell>
          <table:table-cell/>
          <table:table-cell office:value-type="string" calcext:value-type="string">
            <text:p>T III 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zze e Popoli della Terr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 III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gia! Il Mondo Attuale</text:p>
          </table:table-cell>
          <table:table-cell/>
          <table:table-cell office:value-type="string" calcext:value-type="string">
            <text:p>T III 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 Fiumi nell’Africa Occidentale Francesed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 III 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France Geographie Tourism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 III 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Bandiere, Storia e Simboli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 III 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onquista della Terr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T III 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grafia dell’Asia Meridionale e Orienta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 III 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II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chi e Riserve Naturali D’Europ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 III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ence, Cote D’Azur et Cors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T III 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Alpes Francais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 III 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II 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II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’Australia e L’Oceani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 III 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’Asia Meridionale e Orient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T III 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’America Latina e Anglosasson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 III 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’Europa Orientale e l’Unione Sovietic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 III 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’Africa Ner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 III 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 Mondo Arabo e Islamic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T III 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II 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II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II 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III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’Europa dei Popoli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T III 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izionario Ufficiale dei Comuni e dei Centri Abitati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 IV 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Alp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 IV 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’Ital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 IV 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’Italia nell’Economia delle sue Regioni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 IV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 Nostra, Enciclopedia Monografica delle Regioni Italian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 IV 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tà e Paesi d’Ital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 IV 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V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Clima d’Itali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 IV 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logia dell’Ital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 IV 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ini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 IV 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V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ovo Dizionario dei Comuni e Frazioni di Comun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 IV 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Centri Storici Italian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T IV 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a Artistica d’Itali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T IV 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IV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umentae Italiae Cartographica</text:p>
          </table:table-cell>
          <table:table-cell/>
          <table:table-cell office:value-type="string" calcext:value-type="string">
            <text:p>T IV 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ire et Civilisations des Alpe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T IV 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e Orografico delle Alpi. SOIUS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 IV 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T V 1</text:p>
          </table:table-cell>
          <table:table-cell table:style-name="ce7" office:value-type="string" calcext:value-type="string" table:number-columns-spanned="3" table:number-rows-spanned="18">
            <text:p>Spostati alla “Bisalta”</text:p>
          </table:table-cell>
          <table:covered-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T V 2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T V 3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V 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5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7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8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9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0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1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2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4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5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6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7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 V 1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’Italia Centr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 V 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 Sud e Le Iso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 V 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o Stelvio a San Candid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 V 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e Marittime al Valles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 V 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 Col di Nava al Monvis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 V 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 Propedeutici al Piano Territoriale di Coordinamento Paesistic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 V 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 d’Ital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T V 2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uni d’Ital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 V 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e Geografico d’Itali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 V 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T V 2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T V 2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T V 30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iemonte – Valle D’Aost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 VI 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Alpes Occident.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 VI 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a d’Alpe</text:p>
          </table:table-cell>
          <table:table-cell/>
          <table:table-cell office:value-type="string" calcext:value-type="string">
            <text:p>T VI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Mondo Alpin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 VI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VI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co Naturale dell’Argenter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T VI 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VI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nte Geografico del Piemont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 VI 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 tipi pastora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 VI 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 VI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Grandi Avventure dell’Alpinism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 VI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 table:number-rows-repeated="157">
          <table:table-cell table:style-name="Default" table:number-columns-repeated="4"/>
          <table:table-cell table:number-columns-repeated="2"/>
        </table:table-row>
        <table:table-row table:style-name="ro1" table:number-rows-repeated="18">
          <table:table-cell table:style-name="Default" table:number-columns-repeated="4"/>
          <table:table-cell table:number-columns-repeated="2"/>
        </table:table-row>
        <table:table-row table:style-name="ro1" table:number-rows-repeated="27">
          <table:table-cell table:style-name="Default" table:number-columns-repeated="4"/>
          <table:table-cell table:number-columns-repeated="2"/>
        </table:table-row>
        <table:table-row table:style-name="ro1" table:number-rows-repeated="104819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09:47:14.744367904</meta:creation-date>
    <dc:date>2024-07-24T12:03:24.463042756</dc:date>
    <meta:editing-duration>PT10M56S</meta:editing-duration>
    <meta:editing-cycles>3</meta:editing-cycles>
    <meta:generator>LibreOffice/7.3.7.2$Linux_X86_64 LibreOffice_project/30$Build-2</meta:generator>
    <meta:document-statistic meta:table-count="1" meta:cell-count="377" meta:object-count="0"/>
  </office:meta>
</office:document-meta>
</file>